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master-page-name="Standard">
      <style:paragraph-properties style:page-number="1"/>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style>
    <style:style style:name="T3" style:family="text">
      <style:text-properties fo:color="#1155cc"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 Hi my name is ____, I am from ___, my hobbies are ____. And I’m going to be your coding teacher for this class today.</text:span></text:p>
      <text:p text:style-name="Standard"><text:span text:style-name="T1"><text:s/>What is your name?</text:span></text:p>
      <text:p text:style-name="Standard"><text:span text:style-name="T1">How old are you?</text:span></text:p>
      <text:p text:style-name="Standard"><text:span text:style-name="T1">Which class/grade are you in?</text:span></text:p>
      <text:p text:style-name="Standard"><text:span text:style-name="T1">Where are you from, which country?</text:span><text:span text:style-name="T3"> <text:line-break/>Reply: I know xyz from the same country….school…another student…</text:span></text:p>
      <text:p text:style-name="Standard"><text:span text:style-name="T1">What are your hobbies? </text:span></text:p>
      <text:p text:style-name="Standard"><text:span text:style-name="T1">: Do you know what this class is all about? What are you expecting from this class? </text:span></text:p>
      <text:p text:style-name="Standard"><text:span text:style-name="T1">Thank you so much for giving your introduction , I look forward to having you in the session </text:span></text:p>
      <text:p text:style-name="Standard">LETS PLAY A GAME <text:span text:style-name="T1">Simon Says</text:span></text:p>
      <text:p text:style-name="Standard"><text:span text:style-name="T1">: In today’s class we will be learning about coding, the platform we are going to use for creating the project, we will be learning about some important concepts of coding after which we will have a small quiz based on what we learnt in the class, after which I will be having a word with your parents regarding some things related to today’s class and also about further more details related to the importance of coding etc.</text:span></text:p>
      <text:p text:style-name="Standard"><text:span text:style-name="T1">Have you heard about Coding? Do you know what coding is?</text:span></text:p>
      <text:p text:style-name="Standard"><text:span text:style-name="T1">what You know about coding in their simple language</text:span></text:p>
      <text:p text:style-name="Standard"><text:span text:style-name="T2"><text:s/></text:span><text:span text:style-name="T1">Have you heard of Scratch before ?</text:span></text:p>
      <text:p text:style-name="Standard"><text:span text:style-name="T1">SCRATCH is a visual programming language using which we can create fun games, stories or animations </text:span></text:p>
      <text:p text:style-name="Standard"><text:span text:style-name="T1">today we will together create/learn how to make a project using the Scratch platform. </text:span></text:p>
      <text:p text:style-name="Standard"><text:span text:style-name="T1">Open proj and share screen</text:span></text:p>
      <text:p text:style-name="P1"/>
      <text:p text:style-name="Standard"><text:span text:style-name="T1">On the left the colourful circles and colour coded ans each colour has its own particular function, inside them are the codes or instructions and this is called the BLOCK PALETTE</text:span></text:p>
      <text:p text:style-name="Standard"><text:span text:style-name="T1">Next the empty blank space in the middle is THE SCRIPT AREA (Annotate), this is where we are going to write the codes, meaning we are going drag and drop t the blocks/instructions from the block palette and when’s your give instructions to the computer it’s called giving COMMANDS </text:span></text:p>
      <text:p text:style-name="Standard"><text:span text:style-name="T1"><text:s/>do u know what a stage means? Tell me what happens on the stage</text:span></text:p>
      <text:p text:style-name="Standard"><text:span text:style-name="T1">THE STAGE is where the program takes place right? So similarly this is where the entire program/game/story you create is going to play. </text:span></text:p>
      <text:p text:style-name="Standard"><text:span text:style-name="T1">BACKPACK- it’s the storage room for your codes and you can use it for other sprites too by simply dragging and dropping.</text:span></text:p>
      <text:p text:style-name="Standard"><text:span text:style-name="T1">So tell me when you tell a story to someone what is the first thing that comes to your mind? </text:span></text:p>
      <text:p text:style-name="Standard"><text:span text:style-name="T1">Is the setting of the story ? Yes, as in where is the story taking place? What is the background? Is it a park, a riverside, space, indoor, playground etc ? </text:span></text:p>
      <text:p text:style-name="Standard"><text:span text:style-name="T1">what do you need in your story? Is it a character ? Eg: An animal, a human, an alien or even a robot.</text:span></text:p>
      <text:p text:style-name="Standard"><text:soft-page-break/><text:span text:style-name="T1">So the characters are very important in a story and on Scratch the characters are called SPRITES</text:span></text:p>
      <text:p text:style-name="Standard"><text:span text:style-name="T1">Teach them the concepts that they will learn in the class, for example </text:span></text:p>
      <text:p text:style-name="Standard"><text:span text:style-name="T1">Algorithms, Sequencing, Iteration, Syntax etc.</text:span></text:p>
      <text:p text:style-name="P1"/>
      <text:p text:style-name="Standard"><text:span text:style-name="T1">Congratulations on completing your first project.</text:span></text:p>
      <text:p text:style-name="Standard"><text:span text:style-name="T1"><text:s text:c="15"/>Did you like the project you made?</text:span></text:p>
      <text:p text:style-name="Standard"><text:span text:style-name="T1"><text:s/>have any doubts about the project and they liked the project they made.</text:span></text:p>
      <text:p text:style-name="Standard"><text:span text:style-name="T1"><text:s/>You completed the project in just 20 minutes, not everyone can <text:s text:c="25"/>do that.</text:span></text:p>
      <text:p text:style-name="P1"/>
      <text:p text:style-name="Standard"><text:span text:style-name="T1">. Ask the student to call the parents on the screen.</text:span></text:p>
      <text:p text:style-name="Standard"><text:span text:style-name="T1">Hello ma’am/sir, How are you today?</text:span></text:p>
      <text:p text:style-name="Standard"><text:span text:style-name="T1">My name is *Teacher’s name*’I am from Brightchamps and I was the coding educator for *student’s name* for this session.</text:span></text:p>
      <text:p text:style-name="P1"/>
      <text:p text:style-name="Standard"><text:span text:style-name="T1">Hey *student’s name* <text:s/>Can you please show the project to your parents? They will be very proud seeing your new achievement</text:span></text:p>
      <text:p text:style-name="Standard"><text:span text:style-name="T1">How did you come across Brightchamps?</text:span></text:p>
      <text:p text:style-name="Standard"><text:span text:style-name="T1">What are you expecting out of this course?</text:span></text:p>
      <text:p text:style-name="Standard"><text:span text:style-name="T1">Share your positive feedback on the things you noticed about the student</text:span></text:p>
      <text:p text:style-name="Standard"><text:span text:style-name="T1">if you have any questions regarding BrightChamps, our courses, curriculum,what technologies we teach,</text:span></text:p>
      <text:p text:style-name="Standard"><text:span text:style-name="T1">Also if you want to know about the enrollment process and fees structure as well, I can call an academic counsellor on the screen.</text:span></text:p>
      <text:p text:style-name="Standard"><text:span text:style-name="T1">Shall I invite them to the meet?</text:span></text:p>
      <text:p text:style-name="Standard"><text:span text:style-name="T3">:</text:span><text:span text:style-name="T1">What made you book a demo class for coding?</text:span></text:p>
      <text:p text:style-name="Standard"><text:span text:style-name="T1">It’s great to see you being so aware of the present need of coding in learning.</text:span></text:p>
      <text:p text:style-name="Standard"><text:span text:style-name="T3"><text:s/></text:span><text:span text:style-name="T1">Sir/Ma’am ,are you from the coding background?</text:span></text:p>
      <text:p text:style-name="Standard"><text:span text:style-name="T1"><text:s/>Then you must have a good idea of how important coding is. We are surrounded by technology/coding <text:s/>everywhere.</text:span></text:p>
      <text:p text:style-name="P1"/>
      <text:p text:style-name="Standard"><text:span text:style-name="T1">Hi (Rahul) Thank you for joining us. We have (Mr.Shravan) with us today who is the parent to (Nihal) who is currently studying in (6th GRADE). We have just completed the (fish aquarium ACTIVITY) on (scratch) and it was a great class, I am happy to let you know (Nihal) is a smart kid and completed the activity really quickly understanding the concepts taught today in the class. (Mr.Shravan) is keen to know more about our program and fee structure. I request you to kindly guide him/her with the enrolment process with us. </text:span></text:p>
      <text:p text:style-name="P1"><text:soft-page-break/></text:p>
      <text:p text:style-name="P1"/>
      <text:p text:style-name="Standard"><text:span text:style-name="T1">(Mr.Shravan), Let me introduce you to (Rahul), he is a Senior Academic Counsellor with us who will guide you further giving the enrolment details and ensuring all your concerns are taken care and you make a informed decision as we understand its one of the important decisions to be made for (Nhal). I thank you for your valuable time, , I assure you to have the best learning experience and I am really keen to have (Nihal) with me for further classes Take Care Bye..</text:span></text:p>
      <text:p text:style-name="Standard"><text:span text:style-name="T1"><text:line-break/></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48" meta:word-count="882" meta:character-count="4916" meta:non-whitespace-character-count="4019"/>
    <meta:generator>LibreOfficeDev/6.0.5.2$Linux_X86_64 LibreOffice_project/</meta:generator>
  </office:meta>
</office:document-meta>
</file>